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文泉驿正黑" svg:font-family="文泉驿正黑" style:font-family-generic="system" style:font-pitch="variable"/>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Bitstream Vera Sans Mono" svg:font-family="Bitstream Vera Sans Mono" style:font-family-generic="modern" style:font-pitch="fixed"/>
    <style:font-face style:name="文泉驿微米黑" svg:font-family="文泉驿微米黑" style:font-family-generic="system" style:font-pitch="variable"/>
    <style:font-face style:name="文泉驿等宽微米黑" svg:font-family="文泉驿等宽微米黑"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text:start-value="2">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style>
    <style:style style:name="T2" style:parent-style-name="默认段落字体" style:family="text">
      <style:text-properties style:font-name-asian="文泉驿正黑" fo:font-size="16pt" style:font-size-asian="16pt" style:font-size-complex="16pt"/>
    </style:style>
    <style:style style:name="P3" style:parent-style-name="Standard" style:family="paragraph">
      <style:paragraph-properties fo:text-align="center"/>
      <style:text-properties style:font-name="文泉驿微米黑" style:font-name-asian="文泉驿微米黑" fo:font-size="14pt" style:font-size-asian="14pt" style:font-size-complex="14pt"/>
    </style:style>
    <style:style style:name="P4" style:parent-style-name="Standard" style:family="paragraph">
      <style:text-properties style:font-name="文泉驿等宽微米黑" style:font-name-asian="文泉驿等宽微米黑" fo:font-size="14pt" style:font-size-asian="14pt" style:font-size-complex="14pt"/>
    </style:style>
    <style:style style:name="P5" style:parent-style-name="Standard" style:family="paragraph">
      <style:text-properties style:font-name="文泉驿等宽微米黑" style:font-name-asian="文泉驿等宽微米黑" fo:font-size="14pt" style:font-size-asian="14pt" style:font-size-complex="14pt"/>
    </style:style>
    <style:style style:name="P6" style:parent-style-name="Standard" style:family="paragraph">
      <style:text-properties style:font-name="文泉驿等宽微米黑" style:font-name-asian="文泉驿等宽微米黑" fo:font-size="14pt" style:font-size-asian="14pt" style:font-size-complex="14pt"/>
    </style:style>
    <style:style style:name="P7" style:parent-style-name="Standard" style:family="paragraph">
      <style:text-properties style:font-name="文泉驿等宽微米黑" style:font-name-asian="文泉驿等宽微米黑" fo:font-size="14pt" style:font-size-asian="14pt" style:font-size-complex="14pt"/>
    </style:style>
    <style:style style:name="P8" style:parent-style-name="Standard" style:family="paragraph">
      <style:text-properties style:font-name="文泉驿等宽微米黑" style:font-name-asian="文泉驿等宽微米黑" fo:font-size="14pt" style:font-size-asian="14pt" style:font-size-complex="14pt"/>
    </style:style>
    <style:style style:name="P9" style:parent-style-name="Standard" style:family="paragraph">
      <style:text-properties style:font-name="文泉驿等宽微米黑" style:font-name-asian="文泉驿等宽微米黑" fo:font-size="14pt" style:font-size-asian="14pt" style:font-size-complex="14pt"/>
    </style:style>
    <style:style style:name="P10" style:parent-style-name="Standard" style:family="paragraph">
      <style:text-properties style:font-name="文泉驿等宽微米黑" style:font-name-asian="文泉驿等宽微米黑" fo:font-size="14pt" style:font-size-asian="14pt" style:font-size-complex="14pt"/>
    </style:style>
    <style:style style:name="P11" style:parent-style-name="Standard" style:family="paragraph">
      <style:text-properties style:font-name="文泉驿等宽微米黑" style:font-name-asian="文泉驿等宽微米黑" fo:font-size="14pt" style:font-size-asian="14pt" style:font-size-complex="14pt"/>
    </style:style>
    <style:style style:name="P12" style:parent-style-name="Standard" style:family="paragraph">
      <style:text-properties style:font-name="文泉驿等宽微米黑" style:font-name-asian="文泉驿等宽微米黑" fo:font-size="14pt" style:font-size-asian="14pt" style:font-size-complex="14pt"/>
    </style:style>
    <style:style style:name="P13" style:parent-style-name="Standard" style:family="paragraph">
      <style:text-properties style:font-name="文泉驿等宽微米黑" style:font-name-asian="文泉驿等宽微米黑" fo:font-size="14pt" style:font-size-asian="14pt" style:font-size-complex="14pt"/>
    </style:style>
    <style:style style:name="T14" style:parent-style-name="默认段落字体" style:family="text">
      <style:text-properties style:font-name="文泉驿等宽微米黑" style:font-name-asian="文泉驿等宽微米黑" fo:font-size="14pt" style:font-size-asian="14pt" style:font-size-complex="14pt"/>
    </style:style>
    <style:style style:name="T15" style:parent-style-name="默认段落字体" style:family="text">
      <style:text-properties style:font-name="文泉驿等宽微米黑" style:font-name-asian="文泉驿等宽微米黑" fo:font-size="14pt" style:font-size-asian="14pt" style:font-size-complex="14pt"/>
    </style:style>
    <style:style style:name="T16" style:parent-style-name="默认段落字体" style:family="text">
      <style:text-properties style:font-name="文泉驿等宽微米黑" style:font-name-asian="文泉驿等宽微米黑" fo:font-size="14pt" style:font-size-asian="14pt" style:font-size-complex="14pt"/>
    </style:style>
    <style:style style:name="T17" style:parent-style-name="默认段落字体" style:family="text">
      <style:text-properties style:font-name="文泉驿等宽微米黑" style:font-name-asian="文泉驿等宽微米黑" fo:font-size="14pt" style:font-size-asian="14pt" style:font-size-complex="14pt" fo:background-color="#C0C0C0"/>
    </style:style>
    <style:style style:name="P18" style:parent-style-name="Standard" style:family="paragraph">
      <style:text-properties style:font-name="文泉驿等宽微米黑" style:font-name-asian="文泉驿等宽微米黑" fo:font-size="14pt" style:font-size-asian="14pt" style:font-size-complex="14pt" fo:background-color="#C0C0C0"/>
    </style:style>
    <style:style style:name="P19" style:parent-style-name="Textbody" style:family="paragraph">
      <style:text-properties style:font-name="文泉驿等宽微米黑" style:font-name-asian="文泉驿等宽微米黑" fo:font-size="14pt" style:font-size-asian="14pt" style:font-size-complex="14pt" fo:background-color="#C0C0C0"/>
    </style:style>
    <style:style style:name="P20" style:parent-style-name="Standard" style:family="paragraph">
      <style:text-properties style:font-name="文泉驿等宽微米黑" style:font-name-asian="文泉驿等宽微米黑" fo:font-size="14pt" style:font-size-asian="14pt" style:font-size-complex="14pt" fo:background-color="#C0C0C0"/>
    </style:style>
    <style:style style:name="P21" style:parent-style-name="Standard" style:family="paragraph">
      <style:text-properties style:font-name="文泉驿等宽微米黑" style:font-name-asian="文泉驿等宽微米黑" fo:font-size="14pt" style:font-size-asian="14pt" style:font-size-complex="14pt" fo:background-color="#C0C0C0"/>
    </style:style>
    <style:style style:name="P22" style:parent-style-name="Standard" style:family="paragraph">
      <style:text-properties style:font-name="文泉驿等宽微米黑" style:font-name-asian="文泉驿等宽微米黑" fo:font-size="14pt" style:font-size-asian="14pt" style:font-size-complex="14pt"/>
    </style:style>
    <style:style style:name="P23" style:parent-style-name="Standard" style:family="paragraph">
      <style:text-properties style:font-name="文泉驿等宽微米黑" style:font-name-asian="文泉驿等宽微米黑" fo:font-size="14pt" style:font-size-asian="14pt" style:font-size-complex="14pt"/>
    </style:style>
    <style:style style:name="P24" style:parent-style-name="Standard" style:family="paragraph">
      <style:text-properties style:font-name="文泉驿等宽微米黑" style:font-name-asian="文泉驿等宽微米黑" fo:font-size="14pt" style:font-size-asian="14pt" style:font-size-complex="14pt"/>
    </style:style>
    <style:style style:name="P25" style:parent-style-name="Standard" style:family="paragraph">
      <style:text-properties style:font-name="文泉驿等宽微米黑" style:font-name-asian="文泉驿等宽微米黑" fo:font-size="14pt" style:font-size-asian="14pt" style:font-size-complex="14pt"/>
    </style:style>
    <style:style style:name="P26" style:parent-style-name="Standard" style:family="paragraph">
      <style:text-properties style:font-name="文泉驿等宽微米黑" style:font-name-asian="文泉驿等宽微米黑" fo:font-size="14pt" style:font-size-asian="14pt" style:font-size-complex="14pt"/>
    </style:style>
    <style:style style:name="P27" style:parent-style-name="Standard" style:family="paragraph">
      <style:text-properties style:font-name="文泉驿等宽微米黑" style:font-name-asian="文泉驿等宽微米黑" fo:font-size="14pt" style:font-size-asian="14pt" style:font-size-complex="14pt"/>
    </style:style>
    <style:style style:name="P28" style:parent-style-name="Standard" style:family="paragraph">
      <style:text-properties style:font-name="文泉驿等宽微米黑" style:font-name-asian="文泉驿等宽微米黑" fo:font-size="14pt" style:font-size-asian="14pt" style:font-size-complex="14pt"/>
    </style:style>
    <style:style style:name="P29" style:parent-style-name="Standard" style:family="paragraph">
      <style:text-properties style:font-name="文泉驿等宽微米黑" style:font-name-asian="文泉驿等宽微米黑" fo:font-size="14pt" style:font-size-asian="14pt" style:font-size-complex="14pt"/>
    </style:style>
    <style:style style:name="P30" style:parent-style-name="Standard" style:family="paragraph">
      <style:text-properties style:font-name="文泉驿等宽微米黑" style:font-name-asian="文泉驿等宽微米黑" fo:font-size="14pt" style:font-size-asian="14pt" style:font-size-complex="14pt"/>
    </style:style>
    <style:style style:name="P31" style:parent-style-name="Standard" style:family="paragraph">
      <style:text-properties style:font-name="文泉驿等宽微米黑" style:font-name-asian="文泉驿等宽微米黑" fo:font-size="14pt" style:font-size-asian="14pt" style:font-size-complex="14pt"/>
    </style:style>
    <style:style style:name="P32" style:parent-style-name="Standard" style:family="paragraph">
      <style:text-properties style:font-name="文泉驿等宽微米黑" style:font-name-asian="文泉驿等宽微米黑" fo:font-size="14pt" style:font-size-asian="14pt" style:font-size-complex="14pt"/>
    </style:style>
    <style:style style:name="P33" style:parent-style-name="Standard" style:family="paragraph">
      <style:text-properties style:font-name="文泉驿等宽微米黑" style:font-name-asian="文泉驿等宽微米黑" fo:font-size="14pt" style:font-size-asian="14pt" style:font-size-complex="14pt"/>
    </style:style>
    <style:style style:name="P34" style:parent-style-name="Standard" style:family="paragraph">
      <style:text-properties style:font-name="文泉驿等宽微米黑" style:font-name-asian="文泉驿等宽微米黑" fo:font-size="14pt" style:font-size-asian="14pt" style:font-size-complex="14pt"/>
    </style:style>
    <style:style style:name="P35" style:parent-style-name="Standard" style:family="paragraph">
      <style:text-properties style:font-name="文泉驿等宽微米黑" style:font-name-asian="文泉驿等宽微米黑" fo:font-size="14pt" style:font-size-asian="14pt" style:font-size-complex="14pt"/>
    </style:style>
    <style:style style:name="P36" style:parent-style-name="Standard" style:family="paragraph">
      <style:text-properties style:font-name="文泉驿等宽微米黑" style:font-name-asian="文泉驿等宽微米黑" fo:font-size="14pt" style:font-size-asian="14pt" style:font-size-complex="14pt"/>
    </style:style>
    <style:style style:name="T37" style:parent-style-name="默认段落字体" style:family="text">
      <style:text-properties style:font-name="文泉驿等宽微米黑" style:font-name-asian="文泉驿等宽微米黑" fo:font-size="14pt" style:font-size-asian="14pt" style:font-size-complex="14pt"/>
    </style:style>
    <style:style style:name="T38" style:parent-style-name="默认段落字体" style:family="text">
      <style:text-properties style:font-name="文泉驿等宽微米黑" style:font-name-asian="文泉驿等宽微米黑" fo:font-size="14pt" style:font-size-asian="14pt" style:font-size-complex="14pt"/>
    </style:style>
    <style:style style:name="T39" style:parent-style-name="默认段落字体" style:family="text">
      <style:text-properties style:font-name="文泉驿等宽微米黑" style:font-name-asian="文泉驿等宽微米黑" fo:font-size="14pt" style:font-size-asian="14pt" style:font-size-complex="14pt"/>
    </style:style>
    <style:style style:name="T40" style:parent-style-name="默认段落字体" style:family="text">
      <style:text-properties style:font-name="文泉驿等宽微米黑" style:font-name-asian="文泉驿等宽微米黑" fo:font-size="14pt" style:font-size-asian="14pt" style:font-size-complex="14pt" fo:background-color="#C0C0C0"/>
    </style:style>
    <style:style style:name="P41" style:parent-style-name="Standard" style:family="paragraph">
      <style:text-properties style:font-name="文泉驿等宽微米黑" style:font-name-asian="文泉驿等宽微米黑" fo:font-size="14pt" style:font-size-asian="14pt" style:font-size-complex="14pt"/>
    </style:style>
    <style:style style:name="T42" style:parent-style-name="默认段落字体" style:family="text">
      <style:text-properties style:font-name="文泉驿等宽微米黑" style:font-name-asian="文泉驿等宽微米黑" fo:font-size="14pt" style:font-size-asian="14pt" style:font-size-complex="14pt"/>
    </style:style>
    <style:style style:name="T43" style:parent-style-name="默认段落字体" style:family="text">
      <style:text-properties style:font-name="文泉驿等宽微米黑" style:font-name-asian="文泉驿等宽微米黑" fo:font-size="14pt" style:font-size-asian="14pt" style:font-size-complex="14pt"/>
    </style:style>
    <style:style style:name="T44" style:parent-style-name="默认段落字体" style:family="text">
      <style:text-properties style:font-name="文泉驿等宽微米黑" style:font-name-asian="文泉驿等宽微米黑" fo:font-size="14pt" style:font-size-asian="14pt" style:font-size-complex="14pt"/>
    </style:style>
    <style:style style:name="T45" style:parent-style-name="默认段落字体" style:family="text">
      <style:text-properties style:font-name="文泉驿等宽微米黑" style:font-name-asian="文泉驿等宽微米黑" fo:font-size="14pt" style:font-size-asian="14pt" style:font-size-complex="14pt" fo:background-color="#C0C0C0"/>
    </style:style>
    <style:style style:name="T46" style:parent-style-name="默认段落字体" style:family="text">
      <style:text-properties style:font-name="文泉驿等宽微米黑" style:font-name-asian="文泉驿等宽微米黑" fo:font-size="14pt" style:font-size-asian="14pt" style:font-size-complex="14pt"/>
    </style:style>
    <style:style style:name="T47" style:parent-style-name="默认段落字体" style:family="text">
      <style:text-properties style:font-name="文泉驿等宽微米黑" style:font-name-asian="文泉驿等宽微米黑" fo:font-size="14pt" style:font-size-asian="14pt" style:font-size-complex="14pt"/>
    </style:style>
    <style:style style:name="T48" style:parent-style-name="默认段落字体" style:family="text">
      <style:text-properties style:font-name="文泉驿等宽微米黑" style:font-name-asian="文泉驿等宽微米黑" fo:font-size="14pt" style:font-size-asian="14pt" style:font-size-complex="14pt"/>
    </style:style>
    <style:style style:name="T49" style:parent-style-name="默认段落字体" style:family="text">
      <style:text-properties style:font-name="文泉驿等宽微米黑" style:font-name-asian="文泉驿等宽微米黑" fo:font-size="14pt" style:font-size-asian="14pt" style:font-size-complex="14pt" fo:background-color="#C0C0C0"/>
    </style:style>
    <style:style style:name="T50" style:parent-style-name="默认段落字体" style:family="text">
      <style:text-properties style:font-name="文泉驿等宽微米黑" style:font-name-asian="文泉驿等宽微米黑" fo:font-size="14pt" style:font-size-asian="14pt" style:font-size-complex="14pt" fo:background-color="#C0C0C0"/>
    </style:style>
    <style:style style:name="P51" style:parent-style-name="Standard" style:family="paragraph">
      <style:text-properties style:font-name="文泉驿等宽微米黑" style:font-name-asian="文泉驿等宽微米黑" fo:font-size="14pt" style:font-size-asian="14pt" style:font-size-complex="14pt" fo:background-color="#C0C0C0"/>
    </style:style>
    <style:style style:name="P52" style:parent-style-name="Standard" style:family="paragraph">
      <style:text-properties style:font-name="文泉驿等宽微米黑" fo:font-size="14pt" style:font-size-asian="14pt" style:font-size-complex="14pt" fo:background-color="#C0C0C0"/>
    </style:style>
    <style:style style:name="P53" style:parent-style-name="Standard" style:family="paragraph">
      <style:text-properties style:font-name="文泉驿等宽微米黑" fo:font-size="14pt" style:font-size-asian="14pt" style:font-size-complex="14pt" fo:background-color="#C0C0C0"/>
    </style:style>
    <style:style style:name="P54" style:parent-style-name="Standard" style:family="paragraph">
      <style:text-properties style:font-name="文泉驿等宽微米黑" fo:font-size="14pt" style:font-size-asian="14pt" style:font-size-complex="14pt" fo:background-color="#C0C0C0"/>
    </style:style>
    <style:style style:name="P55" style:parent-style-name="Standard" style:family="paragraph">
      <style:text-properties style:font-name="文泉驿等宽微米黑" fo:font-size="14pt" style:font-size-asian="14pt" style:font-size-complex="14pt" fo:background-color="#C0C0C0"/>
    </style:style>
    <style:style style:name="P56" style:parent-style-name="Standard" style:family="paragraph">
      <style:text-properties style:font-name="文泉驿等宽微米黑" fo:font-size="14pt" style:font-size-asian="14pt" style:font-size-complex="14pt" fo:background-color="#C0C0C0"/>
    </style:style>
    <style:style style:name="T57" style:parent-style-name="默认段落字体" style:family="text">
      <style:text-properties style:font-name="文泉驿等宽微米黑" style:font-name-asian="文泉驿等宽微米黑" fo:font-size="14pt" style:font-size-asian="14pt" style:font-size-complex="14pt" fo:background-color="#C0C0C0"/>
    </style:style>
    <style:style style:name="T58" style:parent-style-name="默认段落字体" style:family="text">
      <style:text-properties style:font-name="文泉驿等宽微米黑" style:font-name-asian="文泉驿等宽微米黑" fo:font-size="14pt" style:font-size-asian="14pt" style:font-size-complex="14pt" fo:background-color="#C0C0C0"/>
    </style:style>
    <style:style style:name="T59" style:parent-style-name="默认段落字体" style:family="text">
      <style:text-properties style:font-name="文泉驿等宽微米黑" style:font-name-asian="文泉驿等宽微米黑" fo:font-size="14pt" style:font-size-asian="14pt" style:font-size-complex="14pt" fo:background-color="#C0C0C0"/>
    </style:style>
    <style:style style:name="T60" style:parent-style-name="默认段落字体" style:family="text">
      <style:text-properties style:font-name="文泉驿等宽微米黑" style:font-name-asian="文泉驿等宽微米黑" fo:font-size="14pt" style:font-size-asian="14pt" style:font-size-complex="14pt" fo:background-color="#C0C0C0"/>
    </style:style>
    <style:style style:name="T61" style:parent-style-name="默认段落字体" style:family="text">
      <style:text-properties style:font-name="文泉驿等宽微米黑" style:font-name-asian="文泉驿等宽微米黑" fo:font-size="14pt" style:font-size-asian="14pt" style:font-size-complex="14pt" fo:background-color="#C0C0C0"/>
    </style:style>
    <style:style style:name="P62" style:parent-style-name="PreformattedText" style:family="paragraph">
      <style:paragraph-properties fo:margin-bottom="0.1965in"/>
    </style:style>
    <style:style style:name="P63" style:parent-style-name="Textbody" style:family="paragraph">
      <style:paragraph-properties fo:margin-bottom="0.1965in"/>
    </style:style>
    <style:style style:name="P64" style:parent-style-name="PreformattedText" style:family="paragraph">
      <style:paragraph-properties fo:margin-bottom="0.1965in"/>
    </style:style>
    <style:style style:name="P65" style:parent-style-name="Standard" style:family="paragraph">
      <style:paragraph-properties fo:margin-bottom="0.1965in"/>
    </style:style>
    <style:style style:name="P66" style:parent-style-name="PreformattedText" style:family="paragraph">
      <style:paragraph-properties fo:margin-bottom="0.1965in"/>
    </style:style>
    <style:style style:name="P67" style:parent-style-name="Standard" style:family="paragraph">
      <style:text-properties style:font-name="文泉驿等宽微米黑" style:font-name-asian="文泉驿等宽微米黑" fo:font-size="14pt" style:font-size-asian="14pt" style:font-size-complex="14pt" fo:background-color="#C0C0C0"/>
    </style:style>
    <style:style style:name="P68" style:parent-style-name="Standard" style:family="paragraph">
      <style:paragraph-properties fo:margin-left="0.3298in">
        <style:tab-stops>
          <style:tab-stop style:type="left" style:position="0.4548in"/>
        </style:tab-stops>
      </style:paragraph-properties>
      <style:text-properties style:font-name="文泉驿等宽微米黑" style:font-name-asian="文泉驿等宽微米黑" fo:font-size="14pt" style:font-size-asian="14pt" style:font-size-complex="14pt" fo:background-color="#C0C0C0"/>
    </style:style>
    <style:style style:name="P69" style:parent-style-name="Standard" style:family="paragraph">
      <style:paragraph-properties fo:margin-left="0.3298in">
        <style:tab-stops>
          <style:tab-stop style:type="left" style:position="0.4548in"/>
        </style:tab-stops>
      </style:paragraph-properties>
      <style:text-properties style:font-name="文泉驿等宽微米黑" style:font-name-asian="文泉驿等宽微米黑" fo:font-size="14pt" style:font-size-asian="14pt" style:font-size-complex="14pt" fo:background-color="#C0C0C0"/>
    </style:style>
    <style:style style:name="P70" style:parent-style-name="Standard" style:family="paragraph">
      <style:paragraph-properties>
        <style:tab-stops>
          <style:tab-stop style:type="left" style:position="0.4548in"/>
        </style:tab-stops>
      </style:paragraph-properties>
    </style:style>
    <style:style style:name="T71" style:parent-style-name="默认段落字体" style:family="text">
      <style:text-properties style:font-name="文泉驿等宽微米黑" fo:font-size="14pt" style:font-size-asian="14pt" style:font-size-complex="14pt"/>
    </style:style>
    <style:style style:name="T72" style:parent-style-name="默认段落字体" style:family="text">
      <style:text-properties style:font-name="文泉驿等宽微米黑" style:font-name-asian="文泉驿等宽微米黑" fo:font-size="14pt" style:font-size-asian="14pt" style:font-size-complex="14pt"/>
    </style:style>
    <style:style style:name="T73" style:parent-style-name="默认段落字体" style:family="text">
      <style:text-properties style:font-name="文泉驿等宽微米黑" style:font-name-asian="文泉驿等宽微米黑" fo:font-size="14pt" style:font-size-asian="14pt" style:font-size-complex="14pt"/>
    </style:style>
    <style:style style:name="P74"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75"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76"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77"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78"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79"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80"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81"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82"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83"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84"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85"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86"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87"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88" style:parent-style-name="Standard" style:family="paragraph">
      <style:paragraph-properties>
        <style:tab-stops>
          <style:tab-stop style:type="left" style:position="0.4548in"/>
        </style:tab-stops>
      </style:paragraph-properties>
    </style:style>
    <style:style style:name="T89" style:parent-style-name="默认段落字体" style:family="text">
      <style:text-properties style:font-name="文泉驿等宽微米黑" style:font-name-asian="文泉驿等宽微米黑" fo:font-size="14pt" style:font-size-asian="14pt" style:font-size-complex="14pt"/>
    </style:style>
    <style:style style:name="T90" style:parent-style-name="默认段落字体" style:family="text">
      <style:text-properties style:font-name="文泉驿等宽微米黑" style:font-name-asian="文泉驿等宽微米黑" fo:font-size="14pt" style:font-size-asian="14pt" style:font-size-complex="14pt"/>
    </style:style>
    <style:style style:name="T91" style:parent-style-name="默认段落字体" style:family="text">
      <style:text-properties style:font-name="文泉驿等宽微米黑" style:font-name-asian="文泉驿等宽微米黑" fo:font-size="14pt" style:font-size-asian="14pt" style:font-size-complex="14pt"/>
    </style:style>
    <style:style style:name="T92" style:parent-style-name="默认段落字体" style:family="text">
      <style:text-properties style:font-name="文泉驿等宽微米黑" style:font-name-asian="文泉驿等宽微米黑" fo:font-size="14pt" style:font-size-asian="14pt" style:font-size-complex="14pt" fo:background-color="#C0C0C0"/>
    </style:style>
    <style:style style:name="P93"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94"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95" style:parent-style-name="Standard" style:family="paragraph">
      <style:paragraph-properties>
        <style:tab-stops>
          <style:tab-stop style:type="left" style:position="0.4548in"/>
        </style:tab-stops>
      </style:paragraph-properties>
    </style:style>
    <style:style style:name="T96" style:parent-style-name="默认段落字体" style:family="text">
      <style:text-properties style:font-name="文泉驿等宽微米黑" style:font-name-asian="文泉驿等宽微米黑" fo:font-size="14pt" style:font-size-asian="14pt" style:font-size-complex="14pt"/>
    </style:style>
    <style:style style:name="T97" style:parent-style-name="默认段落字体" style:family="text">
      <style:text-properties style:font-name="文泉驿等宽微米黑" style:font-name-asian="文泉驿等宽微米黑" fo:font-size="14pt" style:font-size-asian="14pt" style:font-size-complex="14pt"/>
    </style:style>
    <style:style style:name="T98" style:parent-style-name="默认段落字体" style:family="text">
      <style:text-properties style:font-name="文泉驿等宽微米黑" style:font-name-asian="文泉驿等宽微米黑" fo:font-size="14pt" style:font-size-asian="14pt" style:font-size-complex="14pt"/>
    </style:style>
    <style:style style:name="T99" style:parent-style-name="默认段落字体" style:family="text">
      <style:text-properties style:font-name="文泉驿等宽微米黑" style:font-name-asian="文泉驿等宽微米黑" fo:font-size="14pt" style:font-size-asian="14pt" style:font-size-complex="14pt" fo:background-color="#C0C0C0"/>
    </style:style>
    <style:style style:name="P100"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101"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style:style>
    <style:style style:name="P102" style:parent-style-name="Standard" style:family="paragraph">
      <style:paragraph-properties>
        <style:tab-stops>
          <style:tab-stop style:type="left" style:position="0.4548in"/>
        </style:tab-stops>
      </style:paragraph-properties>
    </style:style>
    <style:style style:name="T103" style:parent-style-name="默认段落字体" style:family="text">
      <style:text-properties style:font-name="文泉驿等宽微米黑" style:font-name-asian="文泉驿等宽微米黑" fo:font-size="14pt" style:font-size-asian="14pt" style:font-size-complex="14pt"/>
    </style:style>
    <style:style style:name="T104" style:parent-style-name="默认段落字体" style:family="text">
      <style:text-properties style:font-name="文泉驿等宽微米黑" style:font-name-asian="文泉驿等宽微米黑" fo:font-size="14pt" style:font-size-asian="14pt" style:font-size-complex="14pt"/>
    </style:style>
    <style:style style:name="T105" style:parent-style-name="默认段落字体" style:family="text">
      <style:text-properties style:font-name="文泉驿等宽微米黑" style:font-name-asian="文泉驿等宽微米黑" fo:font-size="14pt" style:font-size-asian="14pt" style:font-size-complex="14pt"/>
    </style:style>
    <style:style style:name="T106" style:parent-style-name="默认段落字体" style:family="text">
      <style:text-properties style:font-name="文泉驿等宽微米黑" style:font-name-asian="文泉驿等宽微米黑" fo:font-size="14pt" style:font-size-asian="14pt" style:font-size-complex="14pt"/>
    </style:style>
    <style:style style:name="T107" style:parent-style-name="默认段落字体" style:family="text">
      <style:text-properties style:font-name="文泉驿等宽微米黑" style:font-name-asian="文泉驿等宽微米黑" fo:font-size="14pt" style:font-size-asian="14pt" style:font-size-complex="14pt" fo:background-color="#C0C0C0"/>
    </style:style>
    <style:style style:name="P108"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fo:background-color="#C0C0C0"/>
    </style:style>
    <style:style style:name="P109" style:parent-style-name="Standard" style:family="paragraph">
      <style:paragraph-properties>
        <style:tab-stops>
          <style:tab-stop style:type="left" style:position="0.4548in"/>
        </style:tab-stops>
      </style:paragraph-properties>
      <style:text-properties style:font-name="文泉驿等宽微米黑" style:font-name-asian="文泉驿等宽微米黑" fo:font-size="14pt" style:font-size-asian="14pt" style:font-size-complex="14pt" fo:background-color="#C0C0C0"/>
    </style:style>
    <style:style style:name="P110" style:parent-style-name="Standard" style:family="paragraph">
      <style:paragraph-properties>
        <style:tab-stops>
          <style:tab-stop style:type="left" style:position="0.4548in"/>
        </style:tab-stops>
      </style:paragraph-properties>
      <style:text-properties style:font-name="文泉驿等宽微米黑" fo:font-size="14pt" style:font-size-asian="14pt" style:font-size-complex="14pt"/>
    </style:style>
    <style:style style:name="P111" style:parent-style-name="Standard" style:family="paragraph">
      <style:paragraph-properties>
        <style:tab-stops>
          <style:tab-stop style:type="left" style:position="0.4548in"/>
        </style:tab-stops>
      </style:paragraph-properties>
      <style:text-properties style:font-name="文泉驿等宽微米黑" fo:font-size="14pt" style:font-size-asian="14pt" style:font-size-complex="14pt"/>
    </style:style>
    <style:style style:name="P112" style:parent-style-name="Standard" style:family="paragraph">
      <style:paragraph-properties>
        <style:tab-stops>
          <style:tab-stop style:type="left" style:position="0.4548in"/>
        </style:tab-stops>
      </style:paragraph-properties>
      <style:text-properties style:font-name="文泉驿等宽微米黑" fo:font-size="14pt" style:font-size-asian="14pt" style:font-size-complex="14pt"/>
    </style:style>
    <style:style style:name="P113" style:parent-style-name="Standard" style:family="paragraph">
      <style:paragraph-properties>
        <style:tab-stops>
          <style:tab-stop style:type="left" style:position="0.4548in"/>
        </style:tab-stops>
      </style:paragraph-properties>
      <style:text-properties style:font-name="文泉驿等宽微米黑" fo:font-size="14pt" style:font-size-asian="14pt" style:font-size-complex="14pt"/>
    </style:style>
    <style:style style:name="P114" style:parent-style-name="Standard" style:family="paragraph">
      <style:paragraph-properties>
        <style:tab-stops>
          <style:tab-stop style:type="left" style:position="0.4548in"/>
        </style:tab-stops>
      </style:paragraph-properties>
      <style:text-properties style:font-name="文泉驿等宽微米黑" fo:font-size="14pt" style:font-size-asian="14pt" style:font-size-complex="14pt"/>
    </style:style>
    <style:style style:name="P115" style:parent-style-name="Standard" style:family="paragraph">
      <style:paragraph-properties>
        <style:tab-stops>
          <style:tab-stop style:type="left" style:position="0.4548in"/>
        </style:tab-stops>
      </style:paragraph-properties>
      <style:text-properties style:font-name="文泉驿等宽微米黑" fo:font-size="14pt" style:font-size-asian="14pt" style:font-size-complex="14pt"/>
    </style:style>
    <style:style style:name="P116" style:parent-style-name="Standard" style:family="paragraph">
      <style:paragraph-properties>
        <style:tab-stops>
          <style:tab-stop style:type="left" style:position="0.4548in"/>
        </style:tab-stops>
      </style:paragraph-properties>
      <style:text-properties style:font-name="文泉驿等宽微米黑" fo:font-size="14pt" style:font-size-asian="14pt" style:font-size-complex="14pt"/>
    </style:style>
  </office:automatic-styles>
  <office:body>
    <office:text text:use-soft-page-breaks="true">
      <text:p text:style-name="P1"><text:span text:style-name="T2">文件系统测试工具手册</text:span></text:p>
      <text:p text:style-name="P3"/>
      <text:p text:style-name="P4">一、dd</text:p>
      <text:p text:style-name="P5"/>
      <text:p text:style-name="P6">用途:<text:s/>单线程生成指定大小的文件</text:p>
      <text:p text:style-name="P7"/>
      <text:p text:style-name="P8">常用参数:<text:tab/>if :<text:s/>读入文件的位置</text:p>
      <text:p text:style-name="P9"><text:tab/><text:tab/><text:tab/><text:s/><text:tab/>of :<text:s/>输入文件的位置</text:p>
      <text:p text:style-name="P10"><text:tab/><text:tab/><text:tab/><text:s/><text:tab/>bs :<text:s/>生成文件大小的单位，与count的积为生成文件的大小</text:p>
      <text:p text:style-name="P11"><text:tab/><text:tab/><text:s text:c="2"/>count :<text:s/>生成多少个文件大小单位</text:p>
      <text:p text:style-name="P12"/>
      <text:p text:style-name="P13">实例:<text:s/>在/mnt下生成1G大小的文件test</text:p>
      <text:p text:style-name="Standard"><text:span text:style-name="T14"><text:tab/></text:span><text:span text:style-name="T15"><text:tab/></text:span><text:span text:style-name="T16"><text:tab/></text:span><text:span text:style-name="T17">dd if=/dev/zero of=/mnt/test bs=1M count=1024</text:span></text:p>
      <text:p text:style-name="P18"/>
      <text:p text:style-name="P19"/>
      <text:p text:style-name="Textbody">Ø<text:s/>测试磁盘写能力</text:p>
      <text:p text:style-name="Textbody">time dd if=/dev/zero of=/test.dbf bs=8k count=300000</text:p>
      <text:p text:style-name="Textbody">因为/dev//zero是一个伪设备，它只产生空字符流，对它不会产生IO，所以，IO都会集中在of文件中，of文件只用于写，所以这个命令相当于测试磁盘的写能力。</text:p>
      <text:p text:style-name="Textbody">Ø<text:s/>测试磁盘读能力</text:p>
      <text:p text:style-name="Textbody">time dd if=/dev/sdb1 of=/dev/null bs=8k</text:p>
      <text:p text:style-name="Textbody">因为/dev/sdb1是一个物理分区，对它的读取会产生IO，/dev/null是伪设备，相当于黑洞，of到该设备不会产生IO，所以，这个命令的IO只发生在/dev/sdb1上，也相当于测试磁盘的读能力。</text:p>
      <text:p text:style-name="Textbody">Ø<text:s/>测试同时读写能力</text:p>
      <text:p text:style-name="Textbody">time dd if=/dev/sdb1 of=/test1.dbf bs=8k</text:p>
      <text:p text:style-name="Textbody">这个命令下，一个是物理分区，一个是实际的文件，对它们的读写都会产生IO（对/dev/sdb1是读，对/test1.dbf是写），假设他们都在一个磁盘中，这个命令就相当于测试磁盘的同时读写能力。</text:p>
      <text:p text:style-name="P20"/>
      <text:p text:style-name="P21"/>
      <text:p text:style-name="P22">二、iozone</text:p>
      <text:p text:style-name="P23"/>
      <text:p text:style-name="P24">安装: apt-get install iozone3</text:p>
      <text:p text:style-name="P25"><text:s/></text:p>
      <text:p text:style-name="P26">用途:<text:s/>单线程或多线程测试文件读写等</text:p>
      <text:p text:style-name="P27"/>
      <text:p text:style-name="P28">常用参数:<text:tab/>-i : 0=write/rewrite 1=read/reread</text:p>
      <text:p text:style-name="P29"><text:tab/><text:tab/><text:tab/><text:tab/>-r :<text:s/>块大小，单位为k</text:p>
      <text:p text:style-name="P30"><text:tab/><text:tab/><text:tab/><text:tab/>-s :<text:s/>测试文件的大小，多线程时为各线程文件大小</text:p>
      <text:soft-page-break/>
      <text:p text:style-name="P31"><text:tab/><text:tab/><text:tab/><text:tab/>-f :<text:s/>单线程测试时指定文件路径</text:p>
      <text:p text:style-name="P32"><text:tab/><text:tab/><text:tab/><text:tab/>-t :<text:s/>线程数</text:p>
      <text:p text:style-name="P33"><text:tab/><text:tab/><text:tab/><text:tab/>-F :<text:s/>多线程时指定文件路径，文件个数与线程数要一致</text:p>
      <text:p text:style-name="P34"/>
      <text:p text:style-name="P35">实例:<text:s/>在/mnt下测试10G文件read/reread,write/rewrite</text:p>
      <text:p text:style-name="P36"><text:tab/><text:tab/><text:tab/>单线程:</text:p>
      <text:p text:style-name="Standard"><text:span text:style-name="T37"><text:tab/></text:span><text:span text:style-name="T38"><text:tab/></text:span><text:span text:style-name="T39"><text:tab/></text:span><text:span text:style-name="T40">iozone -i 0 -i 1 -r 32K -s 10G -f /mnt/test</text:span></text:p>
      <text:p text:style-name="P41"><text:tab/><text:tab/><text:tab/>多线程:</text:p>
      <text:p text:style-name="Standard"><text:span text:style-name="T42"><text:tab/></text:span><text:span text:style-name="T43"><text:tab/></text:span><text:span text:style-name="T44"><text:tab/></text:span><text:span text:style-name="T45">iozone -i 0 -i 1 -r 32K -s 5G -t 2 -F /mnt/test1</text:span></text:p>
      <text:p text:style-name="Standard"><text:span text:style-name="T46"><text:tab/></text:span><text:span text:style-name="T47"><text:tab/></text:span><text:span text:style-name="T48"><text:tab/></text:span><text:span text:style-name="T49"><text:tab/></text:span><text:span text:style-name="T50"><text:tab/><text:s text:c="2"/>/mnt/test2</text:span></text:p>
      <text:p text:style-name="P51"/>
      <text:p text:style-name="Standard"><text:s/>iozone –i 0 –i 1 –r 512K –s 150M –C –t 100 –F /mnt/iozone_0.file</text:p>
      <text:p text:style-name="Standard">/mnt/iozone_1.file ... /mnt/iozone_99.file | tee ~/iozone.log</text:p>
      <text:p text:style-name="P52"/>
      <text:p text:style-name="P53"/>
      <text:p text:style-name="P54"/>
      <text:p text:style-name="P55">Iozone<text:s/>自带<text:s/>fileop测试目录结构。</text:p>
      <text:p text:style-name="P56"/>
      <text:p text:style-name="PreformattedText"><text:span text:style-name="T57">-c<text:s/></text:span><text:span text:style-name="T58">后面加</text:span><text:span text:style-name="T59"><text:s/></text:span><text:span text:style-name="T60">｜</text:span><text:span text:style-name="T61">tee</text:span><text:s/>文件名<text:s/>存储</text:p>
      <text:p text:style-name="PreformattedText"><text:s/>0=write/rewrite</text:p>
      <text:p text:style-name="PreformattedText"><text:s text:c="2"/>1=read/re-read</text:p>
      <text:p text:style-name="PreformattedText"><text:s text:c="2"/>2=random-read/write</text:p>
      <text:p text:style-name="PreformattedText"><text:s text:c="2"/>3=Read-backwards</text:p>
      <text:p text:style-name="PreformattedText"><text:s text:c="2"/>4=Re-write-record</text:p>
      <text:p text:style-name="PreformattedText"><text:s text:c="2"/>5=stride-read</text:p>
      <text:p text:style-name="PreformattedText"><text:s text:c="2"/>6=fwrite/re-fwrite</text:p>
      <text:p text:style-name="PreformattedText"><text:s text:c="2"/>7=fread/Re-fread,</text:p>
      <text:p text:style-name="PreformattedText"><text:s text:c="2"/>8=random mix</text:p>
      <text:p text:style-name="PreformattedText"><text:s text:c="2"/>9=pwrite/Re-pwrite</text:p>
      <text:p text:style-name="PreformattedText"><text:s text:c="2"/>10=pread/Re-pread</text:p>
      <text:p text:style-name="PreformattedText"><text:s text:c="2"/>11=pwritev/Re-pwritev,</text:p>
      <text:p text:style-name="P62"><text:s text:c="2"/>12=preadv/Re-preadv</text:p>
      <text:p text:style-name="P63"><text:span text:style-name="StrongEmphasis">我的测试实例</text:span>:<text:line-break/># /opt/iozone/bin/iozone -a -n 512m -g 4g -i 0 -i 1 -i 5 -f /mnt/iozone-3-321.i386.rpm -Rb ./iozone.xls</text:p>
      <text:p text:style-name="Textbody">注:进行全面测试.最小测试文件为512M直到测试到4G.测试read,write,和Strided Read.测试的地方在mnt下。生成Excel的文件.</text:p>
      <text:p text:style-name="P64"/>
      <text:p text:style-name="P65"><text:span text:style-name="StrongEmphasis">关于各种测试的定义</text:span></text:p>
      <text:p text:style-name="Standard">Write:<text:s/>测试向一个新文件写入的性能。当一个新文件被写入时，不仅仅是那些文件中的数据需要被存储，还包括那些用于定位数据存储在存储介质的具体位置的额外信息。<text:s/>这些额外信息被称作“元数据”。它包括目录信息，所分配的空间和一些与该文件有关但又并非该文件所含数据的其他数据。拜这些额外信息所赐，Write的性<text:s/>能通常会比Re-write的性能低。</text:p>
      <text:p text:style-name="Standard">Re-write:<text:s/>测试向一个已存在的文件写入的性能。当一个已存在的文件被写入时，所需工作量较少，因为此时元数据已经存在。Re-write的性能通常比Write的性能高。</text:p>
      <text:p text:style-name="Standard">Read:<text:s/>测试读一个已存在的文件的性能。</text:p>
      <text:p text:style-name="Standard">Re-Read:<text:s/>测试读一个最近读过的文件的性能。Re-Read性能会高些，因为操作系统通常会缓存最近读过的文件数据。这个缓存可以被用于读以提高性能。</text:p>
      <text:p text:style-name="Standard">Random Read:<text:s/>测试读一个文件中的随机偏移量的性能。许多因素可能影响这种情况下的系统性能，例如：操作系统缓存的大小，磁盘数量，寻道延迟和其他。</text:p>
      <text:p text:style-name="Standard">Random Write:<text:s/>测试写一个文件中的随机偏移量的性能。同样，许多因素可能影响这种情况下的系统性能，例如：操作系统缓存的大小，磁盘数量，寻道延迟和其他。</text:p>
      <text:p text:style-name="Standard">Random Mix:<text:s/>测试读写一个文件中的随机偏移量的性能。同样，许多因素可能影响这种情况下的系统性能，例如：操作系统缓存的大小，磁盘数量，寻道延迟和其他。这个测试只<text:s/>有在吞吐量测试模式下才能进行。每个线程/进程运行读或写测试。这种分布式读/写测试是基于round robin<text:s/>模式的。最好使用多于一个线程/进程执行此测试。</text:p>
      <text:p text:style-name="Standard">Backwards Read:<text:s/>测试使用倒序读一个文件的性能。这种读文件方法可能看起来很可笑，事实上，有些应用确实这么干。MSC Nastran是一个使用倒序读文件的应用程序的一个例子。它所读的文件都十分大（大小从G级别到T级别）。尽管许多操作系统使用一些特殊实现来优化顺序<text:s/>读文件的速度，很少有操作系统注意到并增强倒序读文件的性能。</text:p>
      <text:p text:style-name="Standard">Record Rewrite:<text:s/>测试写与覆盖写一个文件中的特定块的性能。这个块可能会发生一些很有趣的事。如果这个块足够小（比CPU数据缓存小），测出来的性能将会非常高。如果比<text:s/>CPU数据缓存大而比TLB小，测出来的是另一个阶段的性能。如果比此二者都大，但比操作系统缓存小，得到的性能又是一个阶段。若大到超过操作系统缓存，<text:s/>又是另一番结果。</text:p>
      <text:p text:style-name="Standard">Strided Read:<text:s/>测试跳跃读一个文件的性能。举例如下：在0偏移量处读4Kbytes，然后间隔200Kbytes,读4Kbytes，再间隔200Kbytes，如此反<text:s/>复。此时的模式是读4Kbytes，间隔200Kbytes并重复这个模式。这又是一个典型的应用行为，文件中使用了数据结构并且访问这个数据结构的特定<text:s/>区域的应用程序常常这样做。</text:p>
      <text:p text:style-name="Standard">许多操作系统并没注意到这种行为或者针对这种类型的访问做一些优化。同样，这种访问行为也可能导致一些有趣的性能异常。一个例子是在一个数据片化的文件系统里，应用程序的跳跃导致某一个特定的磁盘成为性能瓶颈。</text:p>
      <text:p text:style-name="Standard">Fwrite:<text:s/>测试调用库函数fwrite()来写文件的性能。这是一个执行缓存与阻塞写操作的库例程。缓存在用户空间之内。如果一个应用程序想要写很小的传输<text:s/>块，fwrite()函数中的缓存与阻塞I/O功能能通过减少实际操作系统调用并在操作系统调用时增加传输块的大小来增强应用程序的性能。</text:p>
      <text:p text:style-name="Standard">这个测试是写一个新文件，所以元数据的写入也是要的。</text:p>
      <text:p text:style-name="Standard">Frewrite:测试调用库函数fwrite()来写文件的性能。这是一个执行缓存与阻塞写操作的库例程。缓存在用户空间之内。如果一个应用程序想要写<text:s/>很小的传输块，fwrite()函数中的缓存与阻塞I/O功能能通过减少实际操作系统调用并在操作系统调用时增加传输块的大小来增强应用程序的性能。</text:p>
      <text:p text:style-name="Standard">这个测试是写入一个已存在的文件，由于无元数据操作，测试的性能会高些。</text:p>
      <text:p text:style-name="Standard">Fread:测试调用库函数fread()来读文件的性能。这是一个执行缓存与阻塞读操作的库例程。缓存在用户空间之内。如果一个应用程序想要读很小的传<text:s/>输块，fwrite()函数中的缓存与阻塞I/O功能能通过减少实际操作系统调用并在操作系统调用时增加传输块的大小来增强应用程序的性能。</text:p>
      <text:p text:style-name="Standard">Freread:<text:s/>这个测试与上面的fread<text:s/>类似，除了在这个测试中被读文件是最近才刚被读过。这将导致更高的性能，因为操作系统缓存了文件数据。</text:p>
      <text:p text:style-name="Standard">几个特殊测试:</text:p>
      <text:p text:style-name="Standard">Mmap:许多操作系统支持mmap()的使用来映射一个文件到用户地址空间。映射之后,对内存的读写将同步到文件中去。这对一些希望将文件当作内存块来使用的应用程序来说很方便。一个例子是内存中的一块将同时作为一个文件保存在于文件系统中。</text:p>
      <text:p text:style-name="Standard">mmap<text:s/>文件的语义和普通文件略有不同。如果发生了对内存的存储，并不是立即发生相应的文件I/O操作。使用MS_SYNC<text:s/>和MS_ASYNC标志位的<text:s/>msyc()函数调用将控制内存和文件的一致性。调用msync()<text:s/>时将MS_SYNC置位将强制把内存里的内容写到文件中去并等待直到此操作完成才返回。而MS_ASYNC<text:s/>置位则告诉操作系统使用异步机制将内存刷新到磁盘，这样应用程序可以直接返回而不用等待此操作的完成。</text:p>
      <text:p text:style-name="Standard">这个测试就是测量使用mmap()机制完成I/O的性能。</text:p>
      <text:p text:style-name="Standard">Async I/O:<text:s/>许多操作系统支持的另外一种I/O机制是POSIX<text:s/>标准的异步I/O。本程序使用POSIX标准异步I/O接口来完成此测试功能。</text:p>
      <text:p text:style-name="Standard">例如：<text:s/>aio_write(), aio_read(), aio_error()。这个测试测量POSIX异步I/O机制的性能。</text:p>
      <text:p text:style-name="P66"/>
      <text:p text:style-name="P67"/>
      <text:p text:style-name="P68"/>
      <text:p text:style-name="P69"/>
      <text:p text:style-name="P70"><text:span text:style-name="T71">三</text:span><text:span text:style-name="T72">、</text:span><text:span text:style-name="T73"><text:s/>ynfs_iotest</text:span></text:p>
      <text:p text:style-name="P74"/>
      <text:p text:style-name="P75">安装: code/test/src/ynfs_iotest</text:p>
      <text:p text:style-name="P76"/>
      <text:p text:style-name="P77">用途:<text:s/><text:tab/>1.<text:s/>功能测试:<text:s/>随机测试io操作</text:p>
      <text:p text:style-name="P78"><text:tab/><text:tab/><text:tab/>2.<text:s/>写入测试:<text:s/>多并发写文件</text:p>
      <text:p text:style-name="P79"><text:s/><text:tab/><text:tab/><text:tab/>3.<text:s/>读取测试:<text:s/>验证写入的文件</text:p>
      <text:p text:style-name="P80"/>
      <text:p text:style-name="P81">常用参数:<text:s/><text:tab/>-d :<text:s/>指定测试目录，没有则建立</text:p>
      <text:p text:style-name="P82"><text:tab/><text:tab/><text:tab/><text:tab/>-t : func（功能测试）<text:s/>write（写入）<text:s/>read（验证）</text:p>
      <text:p text:style-name="P83"><text:tab/><text:tab/><text:tab/><text:tab/>-c :<text:s/>指定写入<text:s/>并发数，只在wirte时有效</text:p>
      <text:p text:style-name="P84"><text:tab/><text:tab/><text:tab/><text:tab/>-s :<text:s/>指定文件大小上限值</text:p>
      <text:p text:style-name="P85"/>
      <text:p text:style-name="P86"/>
      <text:p text:style-name="P87">实例：<text:s/>1.<text:s/>在/mnt/test下测试io功能</text:p>
      <text:p text:style-name="P88"><text:span text:style-name="T89"><text:tab/></text:span><text:span text:style-name="T90"><text:tab/></text:span><text:span text:style-name="T91"><text:tab/></text:span><text:span text:style-name="T92">./ynfs_iotest -d /mnt/test -t func</text:span></text:p>
      <text:p text:style-name="P93"/>
      <text:p text:style-name="P94"><text:s text:c="6"/>2.<text:s/>在/mnt/10m下以1000个并发写1k-10Mb随机大小的文件</text:p>
      <text:p text:style-name="P95"><text:span text:style-name="T96"><text:tab/></text:span><text:span text:style-name="T97"><text:tab/></text:span><text:span text:style-name="T98"><text:tab/></text:span><text:span text:style-name="T99">./ynfs_iotest -d /mnt/10m -t write -c 1000 -s 10m</text:span></text:p>
      <text:p text:style-name="P100"/>
      <text:p text:style-name="P101"><text:s text:c="6"/>3.<text:s/>对/mnt/10m下的文件校验，在/var/log/ynfs_iotest.log文件记录错误日志</text:p>
      <text:p text:style-name="P102"><text:span text:style-name="T103"><text:s text:c="3"/></text:span><text:span text:style-name="T104"><text:tab/></text:span><text:span text:style-name="T105"><text:tab/></text:span><text:span text:style-name="T106"><text:tab/></text:span><text:span text:style-name="T107">./ynfs_iotest -d /mnt/10m -t read</text:span></text:p>
      <text:p text:style-name="P108"/>
      <text:p text:style-name="P109"/>
      <text:p text:style-name="P110">四<text:s/>iometer</text:p>
      <text:p text:style-name="P111">安装：直接安装iometer安装包</text:p>
      <text:p text:style-name="P112">实例：1<text:s/>测试虚拟机磁盘大块读写性能</text:p>
      <text:p text:style-name="P113"><text:tab/><text:tab/><text:s text:c="3"/>1024k write、read不同队列深度测试。关注：i/o s per second ,mbs per second等参数</text:p>
      <text:p text:style-name="P114"><text:tab/><text:tab/>2<text:s/>测试虚拟机磁盘小块随机读写性能</text:p>
      <text:p text:style-name="P115"><text:s text:c="7"/>4kwrite<text:s/>、read的不同队列深度测试。关注i/o s per second ,mbs per second等参数</text:p>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文泉驿正黑" svg:font-family="文泉驿正黑" style:font-family-generic="system" style:font-pitch="variable"/>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Bitstream Vera Sans Mono" svg:font-family="Bitstream Vera Sans Mono" style:font-family-generic="modern" style:font-pitch="fixed"/>
    <style:font-face style:name="文泉驿微米黑" svg:font-family="文泉驿微米黑" style:font-family-generic="system" style:font-pitch="variable"/>
    <style:font-face style:name="文泉驿等宽微米黑" svg:font-family="文泉驿等宽微米黑"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文泉驿正黑" style:font-name-asian="宋体" style:font-name-complex="文泉驿正黑"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文泉驿正黑"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Bitstream Vera Sans Mono" style:font-name-asian="Bitstream Vera Sans Mono" style:font-name-complex="Bitstream Vera Sans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text:start-value="2">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WML</dc:creator>
    <meta:creation-date>2009-11-12T14:45:00Z</meta:creation-date>
    <dc:date>2010-11-30T08:55:00Z</dc:date>
    <meta:template xlink:href="Normal.dotm" xlink:type="simple"/>
    <meta:editing-cycles>26</meta:editing-cycles>
    <meta:editing-duration>PT218940S</meta:editing-duration>
    <meta:user-defined meta:name="Info 1"/>
    <meta:user-defined meta:name="Info 2"/>
    <meta:user-defined meta:name="Info 3"/>
    <meta:user-defined meta:name="Info 4"/>
    <meta:document-statistic meta:page-count="5" meta:paragraph-count="9" meta:word-count="705" meta:character-count="4716" meta:row-count="33" meta:non-whitespace-character-count="4020"/>
  </office:meta>
</office:document-meta>
</file>